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 indeces</text:p>
          </table:table-cell>
          <table:table-cell office:value-type="string" calcext:value-type="string">
            <text:p>real depth(m)</text:p>
          </table:table-cell>
          <table:table-cell office:value-type="string" calcext:value-type="string">
            <text:p>height of fire(cm)</text:p>
          </table:table-cell>
          <table:table-cell/>
        </table:table-row>
        <table:table-row table:style-name="ro1">
          <table:table-cell office:value-type="string" calcext:value-type="string">
            <text:p>0 –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3 – 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0 – 2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2 – 3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38 – 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50 – 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7 – 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98 – 1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14 – 1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38 – 1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152 – 18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84 – 20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10 – 2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cluded humans and moose stuffy</text:p>
          </table:table-cell>
        </table:table-row>
        <table:table-row table:style-name="ro1">
          <table:table-cell office:value-type="string" calcext:value-type="string">
            <text:p>227 – 24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47 -2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76 – 28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85 – 29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291 – 31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314 – 32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29 – 34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46 – 3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ok some pictures without one of the filters</text:p>
          </table:table-cell>
        </table:table-row>
        <table:table-row table:style-name="ro1">
          <table:table-cell office:value-type="string" calcext:value-type="string">
            <text:p>360 – 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76 – 38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89 – 398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99 – 40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410 – 42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423 – 4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38 – 4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460 – 477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78 – 5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 and 18</text:p>
          </table:table-cell>
          <table:table-cell/>
        </table:table-row>
        <table:table-row table:style-name="ro1">
          <table:table-cell office:value-type="string" calcext:value-type="string">
            <text:p>507 – e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– 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37:47.195251973</meta:creation-date>
    <dc:date>2019-04-22T02:54:42.122032802</dc:date>
    <meta:editing-duration>PT45M51S</meta:editing-duration>
    <meta:editing-cycles>3</meta:editing-cycles>
    <meta:generator>LibreOffice/5.1.6.2$Linux_X86_64 LibreOffice_project/10m0$Build-2</meta:generator>
    <meta:document-statistic meta:table-count="1" meta:cell-count="98" meta:object-count="0"/>
  </office:meta>
</office:document-meta>
</file>